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MAX P9-50</text:p>
          </table:table-cell>
          <table:table-cell office:value-type="string" calcext:value-type="string">
            <text:p>MAX P50-P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  <table:table-cell/>
          <table:table-cell table:formula="of:=MAX([.H1:.H50])" office:value-type="float" office:value="10.3225806451613" calcext:value-type="float">
            <text:p>10,32258064516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formula="of:=[.D3]/[.E3]" office:value-type="float" office:value="1.78235294117647" calcext:value-type="float">
            <text:p>1,782352941176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formula="of:=[.D4]/[.E4]" office:value-type="float" office:value="2.18954248366013" calcext:value-type="float">
            <text:p>2,189542483660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formula="of:=[.D5]/[.E5]" office:value-type="float" office:value="2.39166666666667" calcext:value-type="float">
            <text:p>2,391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formula="of:=[.D6]/[.E6]" office:value-type="float" office:value="1.32432432432432" calcext:value-type="float">
            <text:p>1,324324324324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formula="of:=[.D7]/[.E7]" office:value-type="float" office:value="2.31147540983607" calcext:value-type="float">
            <text:p>2,311475409836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formula="of:=[.D8]/[.E8]" office:value-type="float" office:value="2.49137931034483" calcext:value-type="float">
            <text:p>2,491379310344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formula="of:=[.D9]/[.E9]"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formula="of:=[.D10]/[.E10]" office:value-type="float" office:value="2.28030303030303" calcext:value-type="float">
            <text:p>2,28030303030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formula="of:=[.D11]/[.E11]" office:value-type="float" office:value="3.94202898550725" calcext:value-type="float">
            <text:p>3,942028985507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formula="of:=[.D12]/[.E12]" office:value-type="float" office:value="2.97727272727273" calcext:value-type="float">
            <text:p>2,97727272727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formula="of:=[.D13]/[.E13]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formula="of:=[.D14]/[.E14]" office:value-type="float" office:value="3.90566037735849" calcext:value-type="float">
            <text:p>3,905660377358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formula="of:=[.D15]/[.E15]"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formula="of:=[.D16]/[.E16]" office:value-type="float" office:value="4.96969696969697" calcext:value-type="float">
            <text:p>4,969696969696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formula="of:=[.D17]/[.E17]" office:value-type="float" office:value="3.27272727272727" calcext:value-type="float">
            <text:p>3,272727272727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formula="of:=[.D18]/[.E18]" office:value-type="float" office:value="3.7375" calcext:value-type="float">
            <text:p>3,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formula="of:=[.D19]/[.E19]"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formula="of:=[.D20]/[.E20]" office:value-type="float" office:value="5.37209302325581" calcext:value-type="float">
            <text:p>5,372093023255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formula="of:=[.D21]/[.E21]" office:value-type="float" office:value="4.43333333333333" calcext:value-type="float">
            <text:p>4,43333333333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formula="of:=[.D22]/[.E22]" office:value-type="float" office:value="6.23255813953488" calcext:value-type="float">
            <text:p>6,23255813953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formula="of:=[.D23]/[.E23]" office:value-type="float" office:value="5.6031746031746" calcext:value-type="float">
            <text:p>5,6031746031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formula="of:=[.D24]/[.E24]" office:value-type="float" office:value="5.58928571428571" calcext:value-type="float">
            <text:p>5,589285714285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formula="of:=[.D25]/[.E25]" office:value-type="float" office:value="5.80434782608696" calcext:value-type="float">
            <text:p>5,804347826086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formula="of:=[.D26]/[.E26]" office:value-type="float" office:value="4.6875" calcext:value-type="float">
            <text:p>4,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formula="of:=[.D27]/[.E27]" office:value-type="float" office:value="4.74137931034483" calcext:value-type="float">
            <text:p>4,741379310344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formula="of:=[.D28]/[.E28]" office:value-type="float" office:value="4.42307692307692" calcext:value-type="float">
            <text:p>4,42307692307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formula="of:=[.D29]/[.E29]" office:value-type="float" office:value="3.83544303797468" calcext:value-type="float">
            <text:p>3,83544303797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formula="of:=[.D30]/[.E30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formula="of:=[.D31]/[.E31]" office:value-type="float" office:value="4.1830985915493" calcext:value-type="float">
            <text:p>4,18309859154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formula="of:=[.D32]/[.E32]" office:value-type="float" office:value="3.38888888888889" calcext:value-type="float">
            <text:p>3,388888888888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formula="of:=[.D33]/[.E33]" office:value-type="float" office:value="5.6551724137931" calcext:value-type="float">
            <text:p>5,65517241379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formula="of:=[.D34]/[.E34]" office:value-type="float" office:value="6.78260869565217" calcext:value-type="float">
            <text:p>6,782608695652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formula="of:=[.D35]/[.E35]"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  <table:table-cell table:formula="of:=[.D36]/[.E36]" office:value-type="float" office:value="6.69230769230769" calcext:value-type="float">
            <text:p>6,6923076923076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formula="of:=[.D37]/[.E37]" office:value-type="float" office:value="5.04838709677419" calcext:value-type="float">
            <text:p>5,04838709677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formula="of:=[.D38]/[.E38]" office:value-type="float" office:value="7.07317073170732" calcext:value-type="float">
            <text:p>7,073170731707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formula="of:=[.D39]/[.E39]" office:value-type="float" office:value="8.67857142857143" calcext:value-type="float">
            <text:p>8,678571428571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formula="of:=[.D40]/[.E40]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formula="of:=[.D41]/[.E41]" office:value-type="float" office:value="7.52083333333333" calcext:value-type="float">
            <text:p>7,520833333333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formula="of:=[.D42]/[.E42]" office:value-type="float" office:value="9.03571428571429" calcext:value-type="float">
            <text:p>9,03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formula="of:=[.D43]/[.E43]" office:value-type="float" office:value="9.52941176470588" calcext:value-type="float">
            <text:p>9,529411764705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formula="of:=[.D44]/[.E44]" office:value-type="float" office:value="9.65625" calcext:value-type="float">
            <text:p>9,65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formula="of:=[.D45]/[.E45]" office:value-type="float" office:value="7.46808510638298" calcext:value-type="float">
            <text:p>7,468085106382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formula="of:=[.D46]/[.E46]" office:value-type="float" office:value="10.3225806451613" calcext:value-type="float">
            <text:p>10,32258064516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formula="of:=[.D47]/[.E47]" office:value-type="float" office:value="7.86046511627907" calcext:value-type="float">
            <text:p>7,860465116279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formula="of:=[.D48]/[.E48]" office:value-type="float" office:value="5.92452830188679" calcext:value-type="float">
            <text:p>5,924528301886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formula="of:=[.D49]/[.E49]" office:value-type="float" office:value="8.83783783783784" calcext:value-type="float">
            <text:p>8,837837837837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formula="of:=[.D50]/[.E50]" office:value-type="float" office:value="7.24489795918367" calcext:value-type="float">
            <text:p>7,244897959183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formula="of:=[.D51]/[.E51]" office:value-type="float" office:value="10.64" calcext:value-type="float">
            <text:p>10,6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formula="of:=[.D52]/[.E52]" office:value-type="float" office:value="10.7407407407407" calcext:value-type="float">
            <text:p>10,74074074074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formula="of:=[.D53]/[.E53]" office:value-type="float" office:value="7.37142857142857" calcext:value-type="float">
            <text:p>7,37142857142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  <table:table-cell table:formula="of:=[.D54]/[.E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formula="of:=[.D55]/[.E55]" office:value-type="float" office:value="12.3636363636364" calcext:value-type="float">
            <text:p>12,36363636363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formula="of:=[.D56]/[.E56]" office:value-type="float" office:value="9.67741935483871" calcext:value-type="float">
            <text:p>9,677419354838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formula="of:=[.D57]/[.E57]" office:value-type="float" office:value="7.47058823529412" calcext:value-type="float">
            <text:p>7,470588235294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58]/[.E58]" office:value-type="float" office:value="12.625" calcext:value-type="float">
            <text:p>12,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formula="of:=[.D59]/[.E59]" office:value-type="float" office:value="14.0952380952381" calcext:value-type="float">
            <text:p>14,09523809523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60]/[.E60]" office:value-type="float" office:value="14.5625" calcext:value-type="float">
            <text:p>14,5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formula="of:=[.D61]/[.E61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formula="of:=[.D62]/[.E62]" office:value-type="float" office:value="7.28205128205128" calcext:value-type="float">
            <text:p>7,282051282051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formula="of:=[.D63]/[.E63]" office:value-type="float" office:value="13.4285714285714" calcext:value-type="float">
            <text:p>13,4285714285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formula="of:=[.D64]/[.E64]" office:value-type="float" office:value="9.17391304347826" calcext:value-type="float">
            <text:p>9,1739130434782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formula="of:=[.D65]/[.E65]" office:value-type="float" office:value="17.8181818181818" calcext:value-type="float">
            <text:p>17,81818181818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  <table:table-cell table:formula="of:=[.D66]/[.E66]" office:value-type="float" office:value="12.6666666666667" calcext:value-type="float">
            <text:p>12,66666666666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7]/[.E6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formula="of:=[.D68]/[.E68]" office:value-type="float" office:value="9.53571428571429" calcext:value-type="float">
            <text:p>9,535714285714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9]/[.E69]" office:value-type="float" office:value="7.66666666666667" calcext:value-type="float">
            <text:p>7,66666666666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formula="of:=[.D70]/[.E70]" office:value-type="float" office:value="8.18181818181818" calcext:value-type="float">
            <text:p>8,1818181818181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formula="of:=[.D71]/[.E71]" office:value-type="float" office:value="6.67441860465116" calcext:value-type="float">
            <text:p>6,67441860465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formula="of:=[.D72]/[.E72]" office:value-type="float" office:value="8.97297297297297" calcext:value-type="float">
            <text:p>8,97297297297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formula="of:=[.D73]/[.E73]" office:value-type="float" office:value="13.5909090909091" calcext:value-type="float">
            <text:p>13,59090909090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formula="of:=[.D74]/[.E74]" office:value-type="float" office:value="9.19444444444444" calcext:value-type="float">
            <text:p>9,194444444444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formula="of:=[.D75]/[.E75]" office:value-type="float" office:value="9.12903225806452" calcext:value-type="float">
            <text:p>9,129032258064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formula="of:=[.D76]/[.E76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formula="of:=[.D77]/[.E77]" office:value-type="float" office:value="14.1904761904762" calcext:value-type="float">
            <text:p>14,19047619047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formula="of:=[.D78]/[.E78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formula="of:=[.D79]/[.E79]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formula="of:=[.D80]/[.E80]" office:value-type="float" office:value="12.7142857142857" calcext:value-type="float">
            <text:p>12,714285714285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formula="of:=[.D81]/[.E81]" office:value-type="float" office:value="9.79310344827586" calcext:value-type="float">
            <text:p>9,793103448275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2]/[.E82]" office:value-type="float" office:value="10.6153846153846" calcext:value-type="float">
            <text:p>10,615384615384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formula="of:=[.D83]/[.E83]" office:value-type="float" office:value="10.4193548387097" calcext:value-type="float">
            <text:p>10,419354838709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4]/[.E84]" office:value-type="float" office:value="10.8461538461538" calcext:value-type="float">
            <text:p>10,8461538461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formula="of:=[.D85]/[.E85]" office:value-type="float" office:value="9.76470588235294" calcext:value-type="float">
            <text:p>9,76470588235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formula="of:=[.D86]/[.E86]" office:value-type="float" office:value="9.9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formula="of:=[.D87]/[.E87]" office:value-type="float" office:value="16.65" calcext:value-type="float">
            <text:p>16,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88]/[.E88]" office:value-type="float" office:value="13.6315789473684" calcext:value-type="float">
            <text:p>13,63157894736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formula="of:=[.D89]/[.E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[.D90]/[.E9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[.D91]/[.E9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[.D92]/[.E9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[.D93]/[.E9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94]/[.E9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95]/[.E9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96]/[.E9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97]/[.E9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98]/[.E9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99]/[.E9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00]/[.E10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4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627" calcext:value-type="float">
            <text:p>3627</text:p>
          </table:table-cell>
          <table:table-cell table:formula="of:=SUM([$Sheet1.D$1:$Sheet1.D$1048576])" office:value-type="float" office:value="24622" calcext:value-type="float">
            <text:p>24622</text:p>
          </table:table-cell>
          <table:table-cell table:formula="of:=SUM([$Sheet1.E$1:$Sheet1.E$1048576])" office:value-type="float" office:value="4320" calcext:value-type="float">
            <text:p>4320</text:p>
          </table:table-cell>
          <table:table-cell table:formula="of:=[.C2]/60"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7-01T09:54:28.947950124</dc:date>
    <meta:editing-duration>PT5H33M18S</meta:editing-duration>
    <meta:editing-cycles>138</meta:editing-cycles>
    <meta:generator>LibreOffice/7.3.7.2$Linux_X86_64 LibreOffice_project/30$Build-2</meta:generator>
    <meta:document-statistic meta:table-count="2" meta:cell-count="651" meta:object-count="0"/>
  </office:meta>
</office:document-meta>
</file>